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A0000005657A7A45D8027811F.png" manifest:media-type="image/png"/>
  <manifest:file-entry manifest:full-path="Pictures/1000130F0000064A0000047590D40F5F92B89649.svg" manifest:media-type="image/svg+xml"/>
  <manifest:file-entry manifest:full-path="Pictures/100002010000010A0000009D04C35AF8A52D000C.png" manifest:media-type="image/png"/>
  <manifest:file-entry manifest:full-path="Pictures/10000EDB00000DBC0000081F66F72754AC617579.svg" manifest:media-type="image/svg+xml"/>
  <manifest:file-entry manifest:full-path="Pictures/10000201000000A300000165344BF3FE8E33F5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48cm" fo:min-width="3.575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02cm" fo:min-width="3.953cm" fo:wrap-option="no-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66cm" fo:min-width="4.678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4.224cm" fo:wrap-option="no-wrap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48cm" fo:min-width="4.408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.018cm" svg:height="2.231cm" svg:x="1.982cm" svg:y="7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2" draw:text-style-name="P1" draw:layer="layout" svg:width="3.983cm" svg:height="2.2cm" svg:x="7.917cm" svg:y="1.2cm">
          <draw:image xlink:href="Pictures/10000EDB00000DBC0000081F66F72754AC617579.svg" xlink:type="simple" xlink:show="embed" xlink:actuate="onLoad" loext:mime-type="image/svg+xml">
            <text:p text:style-name="P1">Internet</text:p>
          </draw:image>
          <draw:image xlink:href="Pictures/100002010000010A0000009D04C35AF8A52D000C.png" xlink:type="simple" xlink:show="embed" xlink:actuate="onLoad" loext:mime-type="image/png"/>
          <svg:title>Страница-1</svg:title>
        </draw:frame>
        <draw:frame draw:style-name="gr1" draw:text-style-name="P1" draw:layer="layout" svg:width="2.268cm" svg:height="1.607cm" svg:x="9cm" svg:y="4.693cm">
          <draw:image xlink:href="Pictures/1000130F0000064A0000047590D40F5F92B89649.svg" xlink:type="simple" xlink:show="embed" xlink:actuate="onLoad" loext:mime-type="image/svg+xml">
            <text:p/>
          </draw:image>
          <draw:image xlink:href="Pictures/100002010000007A0000005657A7A45D8027811F.png" xlink:type="simple" xlink:show="embed" xlink:actuate="onLoad" loext:mime-type="image/png"/>
          <svg:title>Страница-1</svg:title>
        </draw:frame>
        <draw:line draw:style-name="gr3" draw:text-style-name="P2" draw:layer="layout" svg:x1="10.1cm" svg:y1="3.3cm" svg:x2="10.1cm" svg:y2="4.8cm">
          <text:p/>
        </draw:line>
        <draw:frame draw:style-name="gr1" draw:text-style-name="P1" draw:layer="layout" svg:width="2.268cm" svg:height="1.607cm" svg:x="9cm" svg:y="7.093cm">
          <draw:image xlink:href="Pictures/1000130F0000064A0000047590D40F5F92B89649.svg" xlink:type="simple" xlink:show="embed" xlink:actuate="onLoad" loext:mime-type="image/svg+xml">
            <text:p/>
          </draw:image>
          <draw:image xlink:href="Pictures/100002010000007A0000005657A7A45D8027811F.png" xlink:type="simple" xlink:show="embed" xlink:actuate="onLoad" loext:mime-type="image/png"/>
          <svg:title>Страница-1</svg:title>
        </draw:frame>
        <draw:line draw:style-name="gr3" draw:text-style-name="P2" draw:layer="layout" svg:x1="10.1cm" svg:y1="6.2cm" svg:x2="10.1cm" svg:y2="7.2cm">
          <text:p/>
        </draw:line>
        <draw:frame draw:style-name="gr1" draw:text-style-name="P1" draw:layer="layout" svg:width="2.268cm" svg:height="1.607cm" svg:x="12.7cm" svg:y="11.893cm">
          <draw:image xlink:href="Pictures/1000130F0000064A0000047590D40F5F92B89649.svg" xlink:type="simple" xlink:show="embed" xlink:actuate="onLoad" loext:mime-type="image/svg+xml">
            <text:p/>
          </draw:image>
          <draw:image xlink:href="Pictures/100002010000007A0000005657A7A45D8027811F.png" xlink:type="simple" xlink:show="embed" xlink:actuate="onLoad" loext:mime-type="image/png"/>
          <svg:title>Страница-1</svg:title>
        </draw:frame>
        <draw:frame draw:style-name="gr1" draw:text-style-name="P1" draw:layer="layout" svg:width="2.268cm" svg:height="1.607cm" svg:x="2.1cm" svg:y="11.7cm">
          <draw:image xlink:href="Pictures/1000130F0000064A0000047590D40F5F92B89649.svg" xlink:type="simple" xlink:show="embed" xlink:actuate="onLoad" loext:mime-type="image/svg+xml">
            <text:p/>
          </draw:image>
          <draw:image xlink:href="Pictures/100002010000007A0000005657A7A45D8027811F.png" xlink:type="simple" xlink:show="embed" xlink:actuate="onLoad" loext:mime-type="image/png"/>
          <svg:title>Страница-1</svg:title>
        </draw:frame>
        <draw:line draw:style-name="gr3" draw:text-style-name="P2" draw:layer="layout" svg:x1="9.6cm" svg:y1="8.5cm" svg:x2="9.6cm" svg:y2="10cm">
          <text:p/>
        </draw:line>
        <draw:line draw:style-name="gr3" draw:text-style-name="P2" draw:layer="layout" svg:x1="10.6cm" svg:y1="8.6cm" svg:x2="10.6cm" svg:y2="9cm">
          <text:p/>
        </draw:line>
        <draw:line draw:style-name="gr3" draw:text-style-name="P2" draw:layer="layout" svg:x1="13.8cm" svg:y1="12.1cm" svg:x2="13.8cm" svg:y2="9cm">
          <text:p/>
        </draw:line>
        <draw:line draw:style-name="gr3" draw:text-style-name="P2" draw:layer="layout" svg:x1="13.8cm" svg:y1="9cm" svg:x2="10.6cm" svg:y2="9cm">
          <text:p/>
        </draw:line>
        <draw:frame draw:style-name="gr1" draw:text-style-name="P1" draw:layer="layout" svg:width="1.018cm" svg:height="2.231cm" svg:x="1.882cm" svg:y="16.169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1" draw:text-style-name="P1" draw:layer="layout" svg:width="1.018cm" svg:height="2.231cm" svg:x="15.2cm" svg:y="15.369cm">
          <draw:image xlink:href="Pictures/10000201000000A300000165344BF3FE8E33F5A9.png" xlink:type="simple" xlink:show="embed" xlink:actuate="onLoad" loext:mime-type="image/png">
            <text:p/>
          </draw:image>
        </draw:frame>
        <draw:custom-shape draw:style-name="gr4" draw:text-style-name="P3" draw:layer="layout" svg:width="4.4cm" svg:height="1.4cm" svg:x="12.7cm" svg:y="2.6cm">
          <text:p text:style-name="P3"><text:span text:style-name="T1">InetRouter</text:span></text:p>
          <text:p text:style-name="P3"><text:span text:style-name="T1">eth0 WAN</text:span></text:p>
          <text:p text:style-name="P3"><text:span text:style-name="T1">eth1 192.168.255.1/30 (inet)</text:span></text:p>
          <draw:enhanced-geometry svg:viewBox="0 0 21600 21600" draw:text-areas="800 800 20800 20800" draw:type="round-rectangular-callout" draw:modifiers="-7337.42331288344 42799.1434689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4" draw:layer="layout" svg:width="1.5cm" svg:height="1.1cm" svg:x="6.3cm" svg:y="3.4cm">
          <draw:text-box>
            <text:p/>
          </draw:text-box>
        </draw:frame>
        <draw:custom-shape draw:style-name="gr6" draw:text-style-name="P3" draw:layer="layout" svg:width="4.809cm" svg:height="2cm" draw:transform="skewX (0.00855211333477222) translate (12.6cm 5.2cm)">
          <text:p text:style-name="P3"><text:span text:style-name="T1">centralRouter</text:span></text:p>
          <text:p text:style-name="P3"><text:span text:style-name="T1">eth1 192.168.255.2/30 (inet)</text:span></text:p>
          <text:p text:style-name="P3"><text:span text:style-name="T1">eth2 192.168.0.1/28 (dir-net)</text:span></text:p>
          <text:p text:style-name="P3"><text:span text:style-name="T1">eth3 192.168.0.33/28 (hw-net)</text:span></text:p>
          <text:p text:style-name="P3"><text:span text:style-name="T1">eth4 192.168.0.65/26 (mgt-net)</text:span></text:p>
          <text:p text:style-name="P3"><text:span text:style-name="T1"/></text:p>
          <draw:enhanced-geometry svg:viewBox="0 0 21600 21600" draw:text-areas="800 800 20800 20800" draw:type="round-rectangular-callout" draw:modifiers="-6713.51351351351 29965.8170914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4cm" svg:height="1.4cm" svg:x="4cm" svg:y="4.2cm">
          <text:p text:style-name="P3"><text:span text:style-name="T1">centralServer</text:span></text:p>
          <text:p text:style-name="P3"><text:span text:style-name="T1">eth1 192.168.0.2/28 (dir-net)</text:span></text:p>
          <draw:enhanced-geometry svg:viewBox="0 0 21600 21600" draw:text-areas="800 800 20800 20800" draw:type="round-rectangular-callout" draw:modifiers="-7337.42331288344 42799.1434689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2" draw:layer="layout" svg:x1="9.1cm" svg:y1="8cm" svg:x2="3cm" svg:y2="8cm">
          <text:p/>
        </draw:line>
        <draw:custom-shape draw:style-name="gr7" draw:text-style-name="P3" draw:layer="layout" svg:width="5.592cm" svg:height="2.5cm" draw:transform="skewX (0.00855211333477222) translate (5.508cm 10.1cm)">
          <text:p text:style-name="P3"><text:span text:style-name="T1">office1Router</text:span></text:p>
          <text:p text:style-name="P3"><text:span text:style-name="T1">eth1 192.168.0.34/28 (hw-net)</text:span></text:p>
          <text:p text:style-name="P3"><text:span text:style-name="T1">eth2 192.168.2.1/26 (of1-dev)</text:span></text:p>
          <text:p text:style-name="P3"><text:span text:style-name="T1">eth3 192.168.2.65/26 (of1-testservers)</text:span></text:p>
          <text:p text:style-name="P3"><text:span text:style-name="T1">eth4 192.168.2.129/26 (of1-managers)</text:span></text:p>
          <text:p text:style-name="P3"><text:span text:style-name="T1">eth5 192.168.2.193/26 (of1-hw)</text:span></text:p>
          <text:p text:style-name="P3"><text:span text:style-name="T1"/></text:p>
          <draw:enhanced-geometry svg:viewBox="0 0 21600 21600" draw:text-areas="800 800 20800 20800" draw:type="round-rectangular-callout" draw:modifiers="-5773.64562846415 23975.049980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5.1cm" svg:height="1.4cm" svg:x="4.4cm" svg:y="14.369cm">
          <text:p text:style-name="P3"><text:span text:style-name="T1">office1Server</text:span></text:p>
          <text:p text:style-name="P3"><text:span text:style-name="T1">eth1 192.168.2.66/28 (testservers)</text:span></text:p>
          <draw:enhanced-geometry svg:viewBox="0 0 21600 21600" draw:text-areas="800 800 20800 20800" draw:type="round-rectangular-callout" draw:modifiers="-6330.52342677906 42799.1434689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2" draw:layer="layout" svg:x1="2.6cm" svg:y1="13.169cm" svg:x2="2.6cm" svg:y2="16.169cm">
          <text:p/>
        </draw:line>
        <draw:custom-shape draw:style-name="gr7" draw:text-style-name="P3" draw:layer="layout" svg:width="5.592cm" svg:height="2.5cm" draw:transform="skewX (0.00855211333477222) translate (15.008cm 9.3cm)">
          <text:p text:style-name="P3"><text:span text:style-name="T1">office2Router</text:span></text:p>
          <text:p text:style-name="P3"><text:span text:style-name="T1">eth1 192.168.0.35/28 (hw-net)</text:span></text:p>
          <text:p text:style-name="P3"><text:span text:style-name="T1">eth2 192.168.1.1/25 (of2-dev)</text:span></text:p>
          <text:p text:style-name="P3"><text:span text:style-name="T1">eth3 192.168.1.129/26 (of2-testservers)</text:span></text:p>
          <text:p text:style-name="P3"><text:span text:style-name="T1">eth4 192.168.1.193/26 (of2-hw)</text:span></text:p>
          <text:p text:style-name="P3"><text:span text:style-name="T1"/></text:p>
          <draw:enhanced-geometry svg:viewBox="0 0 21600 21600" draw:text-areas="800 800 20800 20800" draw:type="round-rectangular-callout" draw:modifiers="-5773.64562846415 23975.049980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2" draw:layer="layout" svg:x1="9.6cm" svg:y1="10cm" svg:x2="3.8cm" svg:y2="10cm">
          <text:p text:style-name="P1"/>
        </draw:line>
        <draw:line draw:style-name="gr3" draw:text-style-name="P2" draw:layer="layout" svg:x1="3.8cm" svg:y1="10cm" svg:x2="3.8cm" svg:y2="11.9cm">
          <text:p/>
        </draw:line>
        <draw:line draw:style-name="gr3" draw:text-style-name="P2" draw:layer="layout" svg:x1="13.9cm" svg:y1="13.4cm" svg:x2="13.9cm" svg:y2="16.1cm">
          <text:p/>
        </draw:line>
        <draw:line draw:style-name="gr3" draw:text-style-name="P2" draw:layer="layout" svg:x1="13.9cm" svg:y1="16.1cm" svg:x2="15.2cm" svg:y2="16.1cm">
          <text:p/>
        </draw:line>
        <draw:custom-shape draw:style-name="gr10" draw:text-style-name="P3" draw:layer="layout" svg:width="5.3cm" svg:height="1.4cm" svg:x="13cm" svg:y="18.8cm">
          <text:p text:style-name="P3"><text:span text:style-name="T1">office2Server</text:span></text:p>
          <text:p text:style-name="P3"><text:span text:style-name="T1">eth1 192.168.1.130/28 (testservers)</text:span></text:p>
          <draw:enhanced-geometry svg:viewBox="0 0 21600 21600" draw:text-areas="800 800 20800 20800" draw:type="round-rectangular-callout" draw:modifiers="11095.415959253 -17406.4239828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15:36:51.866180094</meta:creation-date>
    <dc:date>2020-05-27T16:16:58.403868426</dc:date>
    <meta:editing-duration>PT9M15S</meta:editing-duration>
    <meta:editing-cycles>1</meta:editing-cycles>
    <meta:document-statistic meta:object-count="28"/>
    <meta:generator>LibreOffice/6.4.3.2$Linux_X86_64 LibreOffice_project/40$Build-2</meta:generator>
  </office:meta>
</office:document-meta>
</file>